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4" style:family="paragraph" style:parent-style-name="Header">
      <style:paragraph-properties fo:margin-top="0.199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margin-top="0cm" fo:margin-bottom="0.199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Header">
      <style:paragraph-properties fo:margin-top="0.199cm" fo:margin-bottom="0.199cm" loext:contextual-spacing="false" fo:text-align="center" style:justify-single-word="false" style:snap-to-layout-gri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Header">
      <style:paragraph-properties>
        <style:tab-stops/>
      </style:paragraph-properties>
      <style:text-properties style:font-name="Arial"/>
    </style:style>
    <style:style style:name="P9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Arial" fo:font-size="12pt" fo:language="ca" fo:country="ES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P10" style:family="paragraph" style:parent-style-name="Standard" style:list-style-name="WW8Num2">
      <style:paragraph-properties fo:margin-left="0cm" fo:margin-right="0cm" fo:hyphenation-ladder-count="no-limit" fo:text-indent="0cm" style:auto-text-indent="false"/>
      <style:text-properties style:font-name="Arial" fo:hyphenate="true" fo:hyphenation-remain-char-count="2" fo:hyphenation-push-char-count="2"/>
    </style:style>
    <style:style style:name="P11" style:family="paragraph" style:parent-style-name="Standard" style:list-style-name="WW8Num2">
      <style:paragraph-properties fo:margin-left="0cm" fo:margin-right="0cm" fo:hyphenation-ladder-count="no-limit" fo:text-indent="0cm" style:auto-text-indent="false">
        <style:tab-stops/>
      </style:paragraph-properties>
      <style:text-properties style:font-name="Arial" fo:hyphenate="true" fo:hyphenation-remain-char-count="2" fo:hyphenation-push-char-count="2"/>
    </style:style>
    <style:style style:name="P12" style:family="paragraph" style:parent-style-name="Header" style:master-page-name="First_20_Page">
      <style:paragraph-properties style:page-number="auto">
        <style:tab-stops/>
      </style:paragraph-properties>
      <style:text-properties style:font-name="Arial"/>
    </style:style>
    <style:style style:name="P13" style:family="paragraph" style:parent-style-name="Header" style:list-style-name="L1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T1" style:family="text">
      <style:text-properties fo:language="es" fo:country="ES"/>
    </style:style>
    <style:style style:name="T2" style:family="text">
      <style:text-properties officeooo:rsid="001a9902"/>
    </style:style>
    <style:style style:name="T3" style:family="text">
      <style:text-properties officeooo:rsid="001958c0"/>
    </style:style>
    <style:style style:name="T4" style:family="text">
      <style:text-properties officeooo:rsid="001b649b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ctivitat a realitzar individual. </text:p>
      <text:p text:style-name="P8"/>
      <text:list xml:id="list4576805173263133479" text:style-name="L1">
        <text:list-item>
          <text:p text:style-name="P13">Es tracta de dissenyar una base de dades per a una xarxa d’agències especialitzades en el lloguer i la compra de pisos.</text:p>
          <text:p text:style-name="P13"/>
        </text:list-item>
      </text:list>
      <text:list xml:id="list1851875688262815577" text:style-name="WW8Num2">
        <text:list-item>
          <text:p text:style-name="P10">Cada agència té un conjunt de venedors que només poden pertànyer a una sola agència. </text:p>
        </text:list-item>
        <text:list-item>
          <text:p text:style-name="P10">Sobre les agències interessa guardar, la seva adreça, telèfons (poden ser varis), etc. A més, cada agència té assignada una sola zona d’actuació.</text:p>
        </text:list-item>
        <text:list-item>
          <text:p text:style-name="P10">Les agències disposen de pisos, dividits en dos categories, pisos per llogar o pisos per vendre. En el primer cas guardarem el preu del lloguer i la fiança que s’ha de dipositar i en el segon cas guardarem el preu de venta i un indicador que ens informarà si el pis està o no hipotecat. En els dos casos ens interessa conèixer els metros quadrats, el número d’habitacions, número de lavabos, tipus de gas i si és interior o exterior.</text:p>
        </text:list-item>
        <text:list-item>
          <text:p text:style-name="P10">Cada pis té un únic propietari del qual ens interessa conèixer el seu nom, adreça i el telèfon de contacte.</text:p>
        </text:list-item>
        <text:list-item>
          <text:p text:style-name="P10">Un client pot anar a varies agències i a cada agència se li assignarà un únic venedor. </text:p>
        </text:list-item>
        <text:list-item>
          <text:p text:style-name="P11">Si el client està interessat en un pis, donarà una paga i senyal per reservar el pis que desitja. Hem de guardar la quantitat de paga i senyal que ens dóna el client.</text:p>
        </text:list-item>
      </text:list>
      <text:p text:style-name="P9"/>
      <text:p text:style-name="P9">Afegir els camps i la informació necessària per que el disseny sigui correcte. Realitzeu el disseny <text:span text:style-name="T3">conceptual</text:span> de la base de dades mitjançant el model ER.</text:p>
      <text:p text:style-name="P9"><text:span text:style-name="T4">Crear script de la base de dades mitjançant Workbenc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language="es" fo:country="ES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0</text:page-number> de <text:page-count style:num-format="1">1</text:page-count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MP2"><text:tab/><text:tab/>Pàgina <text:page-number text:select-page="current">1</text:page-number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ks</meta:initial-creator>
    <meta:creation-date>2007-09-15T16:35:00</meta:creation-date>
    <dc:date>2019-06-05T00:09:36.476269542</dc:date>
    <meta:print-date>2004-09-14T16:47:00</meta:print-date>
    <meta:editing-cycles>37</meta:editing-cycles>
    <meta:editing-duration>PT5H23M6S</meta:editing-duration>
    <meta:document-statistic meta:table-count="0" meta:image-count="0" meta:object-count="0" meta:page-count="1" meta:paragraph-count="12" meta:word-count="264" meta:character-count="1429" meta:non-whitespace-character-count="1176"/>
    <meta:user-defined meta:name="Informació 1"/>
    <meta:user-defined meta:name="Informació 2"/>
    <meta:user-defined meta:name="Informació 3"/>
    <meta:user-defined meta:name="Informació 4"/>
  </office:meta>
</office:document-meta>
</file>